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erminal</text:p>
          </table:table-cell>
          <table:table-cell office:value-type="string">
            <text:p># Tap</text:p>
          </table:table-cell>
          <table:table-cell office:value-type="string">
            <text:p>Puerto</text:p>
          </table:table-cell>
        </table:table-row>
        <table:table-row table:style-name="ro1">
          <table:table-cell office:value-type="string">
            <text:p>DNS1</text:p>
          </table:table-cell>
          <table:table-cell office:value-type="string">
            <text:p>tap1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string">
            <text:p>DNS2</text:p>
          </table:table-cell>
          <table:table-cell office:value-type="string">
            <text:p>tap2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string">
            <text:p>DNS Root</text:p>
          </table:table-cell>
          <table:table-cell office:value-type="string">
            <text:p>tap3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string">
            <text:p>FTP Server</text:p>
          </table:table-cell>
          <table:table-cell office:value-type="string">
            <text:p>tap4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Web Server</text:p>
          </table:table-cell>
          <table:table-cell office:value-type="string">
            <text:p>tap5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Telnet Server C</text:p>
          </table:table-cell>
          <table:table-cell office:value-type="string">
            <text:p>tap6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Telnet Server E</text:p>
          </table:table-cell>
          <table:table-cell office:value-type="string">
            <text:p>tap7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Host A</text:p>
          </table:table-cell>
          <table:table-cell office:value-type="string">
            <text:p>tap8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Host B</text:p>
          </table:table-cell>
          <table:table-cell office:value-type="string">
            <text:p>tap9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Host C</text:p>
          </table:table-cell>
          <table:table-cell office:value-type="string">
            <text:p>tap10</text:p>
          </table:table-cell>
          <table:table-cell office:value-type="float" office:value="1204">
            <text:p>120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/11/2012</text:date>, <text:time>19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Duran</meta:initial-creator>
    <meta:creation-date>2012-11-25T19:03:29</meta:creation-date>
    <dc:date>2012-11-25T19:09:49</dc:date>
    <dc:creator>Adrian Duran</dc:creator>
    <meta:editing-duration>PT00H06M22S</meta:editing-duration>
    <meta:editing-cycles>1</meta:editing-cycles>
    <meta:document-statistic meta:table-count="3" meta:cell-count="33" meta:object-count="0"/>
    <meta:generator>OpenOffice.org/3.2$Linux OpenOffice.org_project/320m12$Build-9483</meta:generator>
  </office:meta>
</office:document-meta>
</file>